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1" style:family="text">
      <style:text-properties fo:language="sv" fo:country="SE"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tusrapport vecka 4</text:p>
      <text:p text:style-name="Standard">Projektet denna vecka har fortskridit bra. Vi har implementerat klienten, servern samt guit så att det fungerar bra mot låtsaskamerorna. Systemen har även testats mot de riktiga kamerorna. Det uppstod då lite problem, bilden flimrade vilket måste undersökas. Gui't är anpassat för att visa fler kameoror med hjälp av ett enkelt knapptryck och detsamma gäller för att köra synk/osynk samt movie/idle. De två sistnämnda knapparna är dock inte implementerade utan bara skelett. Vi behöver även lägga till en statusruta som visar vilket mode som körs samt ett auto-läge. Klienten kan utan problem ta emot bilder och lagra dem. Bilderna läggs upp <text:span text:style-name="T1">i gui't mha displayhandler. Algoritmen för hur den lägger upp bilderna behövs förmodligen förbättras, men fungerar för stunden. Klienten kan fortfarande inte skicka meddelande till servern att byta mode så detta måste fixas. </text:span></text:p>
      <text:p text:style-name="Standard"><text:span text:style-name="T1"/></text:p>
      <text:p text:style-name="Standard"><text:span text:style-name="T1">Serversidan är så gott som klar och ser ut att fungera bra både på låtsaskamerorna samt de riktiga. Det finns stöd både för att skicka bilderna till klienten samt ta emot mode-status. Den hämtar bilder som den ska från kamerorna.</text:span></text:p>
      <text:p text:style-name="Standard"></text:p>
      <text:p text:style-name="Standard">Inga större problem har stöts på hitills och tidsplaneringen att bli klar till nästa vecka skall inte vara något problem alls att hålla. Det som är kvar att fixa är förbättring samt mer testning av synk/osynk och att lägga till mer feedback på gui't så man vet vilket mode som är igång. Även mer testning mot de riktiga kamerorna kommer att behövas för att få bort ev. buggar. </text:p>
      <text:p text:style-name="Standard"/>
      <text:p text:style-name="Standard">För att enklare kunna följa vårat projekt kan du kolla in vårt repo på: https://github.com/digli/realtid.git</text:p>
      <text:p text:style-name="Standard"/>
      <text:p text:style-name="Standard">Statusrapport vecka 3</text:p>
      <text:p text:style-name="Standard">Eftersom vår design från vecka två behövde förklaras bättre uppdaterade vi designen så det skulle bli mer lättförståeligt. Vi uppdaterade därför klassdiagramet och skrev mer utförligt hur synkroniseringen samt movie/idle skulle fungera. Den reviderade designen skickades in för godkännande. I väntan på svar skapade vi ett skelett för alla klasser samt dess olika attribut som behövdes. Vi fick aldrig något svar och inget mer gjordes den veck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1T16:24:51</meta:creation-date>
    <dc:date>2013-11-21T17:18:42</dc:date>
    <meta:editing-duration>PT23M9S</meta:editing-duration>
    <meta:editing-cycles>2</meta:editing-cycles>
    <meta:generator>LibreOffice/3.5$Linux_X86_64 LibreOffice_project/350m1$Build-2</meta:generator>
    <meta:document-statistic meta:table-count="0" meta:image-count="0" meta:object-count="0" meta:page-count="1" meta:paragraph-count="8" meta:word-count="330" meta:character-count="2072" meta:non-whitespace-character-count="1744"/>
  </office:meta>
</office:document-meta>
</file>